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5261C9D57D.png"/>
  <manifest:file-entry manifest:media-type="image/gif" manifest:full-path="Pictures/10000000000000AA0000002FE16D6B44.gif"/>
  <manifest:file-entry manifest:media-type="image/png" manifest:full-path="Pictures/100002000000019100000030C0F288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Courier 10 Pitch" fo:font-size="8pt" style:font-size-asian="8pt" style:font-size-complex="8pt"/>
    </style:style>
    <style:style style:name="P7" style:family="paragraph" style:parent-style-name="Text_20_body">
      <style:text-properties fo:color="#000000"/>
    </style:style>
    <style:style style:name="P8" style:family="paragraph" style:parent-style-name="Heading_20_2" style:list-style-name="Numbering_20_1" style:master-page-name="">
      <style:paragraph-properties style:page-number="auto"/>
    </style:style>
    <style:style style:name="P9" style:family="paragraph" style:parent-style-name="Heading_20_1" style:list-style-name="Numbering_20_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3">
      <style:text-properties style:font-name="Monospace" fo:font-size="8pt" style:font-name-asian="Monospace" style:font-size-asian="8pt" style:font-name-complex="Monospace" style:font-size-complex="8p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1a1a1a"/>
    </style:style>
    <style:style style:name="T3" style:family="text">
      <style:text-properties fo:color="#000000"/>
    </style:style>
    <style:style style:name="T4" style:family="text">
      <style:text-properties fo:color="#0000ff"/>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desarrollo de TNTConcept 0.20.X</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enidos</text:p>
          </text:index-title>
          <text:p text:style-name="P30">1.Introducción<text:tab/>2</text:p>
          <text:p text:style-name="P31">1.1.Referencias<text:tab/>2</text:p>
          <text:p text:style-name="P31">1.2 Software recomendado<text:tab/>2</text:p>
          <text:p text:style-name="P31">1.3 Tecnologías empleadas<text:tab/>3</text:p>
          <text:p text:style-name="P30">2. Eclipse Galileo<text:tab/>3</text:p>
          <text:p text:style-name="P30">4. MySQL<text:tab/>3</text:p>
          <text:p text:style-name="P30">5. Apache Tomcat<text:tab/>4</text:p>
          <text:p text:style-name="P30">6. Versionado y cambios sobre la base de datos<text:tab/>4</text:p>
        </text:index-body>
      </text:table-of-content>
      <text:p text:style-name="Standard"/>
      <text:p text:style-name="P4"/>
      <text:list xml:id="list1306693505" text:style-name="Numbering_20_1">
        <text:list-item>
          <text:h text:style-name="P9" text:outline-level="1">Introducción</text:h>
        </text:list-item>
      </text:list>
      <text:p text:style-name="Text_20_body">El presente documento tiene como meta ser una guía de referencia que indique qué se debe hacer para poder desarrollar sobre la aplicación de software libre TNTConcept:</text:p>
      <text:p text:style-name="Text_20_body"/>
      <text:p text:style-name="P5"><draw:frame draw:style-name="fr3" draw:name="gráficos1" text:anchor-type="paragraph" svg:width="12.065cm" svg:height="1.445cm" draw:z-index="15"><draw:image xlink:href="Pictures/100002000000019100000030C0F2889C.png" xlink:type="simple" xlink:show="embed" xlink:actuate="onLoad"/></draw:frame></text:p>
      <text:p text:style-name="P5"/>
      <text:p text:style-name="P5"><text:a xlink:type="simple" xlink:href="http://tntconcept.sourceforge.net/">http://tntconcept.sourceforge.net/</text:a></text:p>
      <text:list xml:id="list1758498846" text:continue-numbering="true" text:style-name="Numbering_20_1">
        <text:list-item>
          <text:list>
            <text:list-item>
              <text:h text:style-name="P8" text:outline-level="2">Referencias</text:h>
            </text:list-item>
          </text:list>
        </text:list-item>
      </text:list>
      <text:p text:style-name="Text_20_body">Para poder hacer modificaciones sobre TNTConcept es <text:span text:style-name="T5">requisito indispensable</text:span> que lo tengamos instalado y funcionando en el equipo que vayamos a utilizar para desarrollar. Para ello deberemos utilizar la guía de instalación de TNTConcept, la cual se puede conseguir:</text:p>
      <text:list xml:id="list1173696032" text:style-name="L1">
        <text:list-item>
          <text:p text:style-name="P10">Si tenemos el código fuente, en el directorio tntconcept-parent/doc/INSTALL.pdf </text:p>
        </text:list-item>
      </text:list>
      <text:list xml:id="list169622409" text:style-name="L2">
        <text:list-item>
          <text:p text:style-name="P11">Si tenemos el instalador, lo descomprimimos y lo tenemos en el directorio doc/INSTALL-{version}.pdf </text:p>
        </text:list-item>
      </text:list>
      <text:p text:style-name="Text_20_body"/>
      <text:p text:style-name="Text_20_body">No se debe empezar a desarrollar hasta que la aplicación no esté instalada y funcionando.</text:p>
      <text:h text:style-name="Heading_20_2" text:outline-level="2">1.2 Software recomendado</text:h>
      <text:p text:style-name="Text_20_body">Para poder desarrollar bajo TNTConcept se recomienda montar un entorno con el siguiente software: </text:p>
      <text:list xml:id="list1778222421" text:style-name="L3">
        <text:list-item>
          <text:p text:style-name="P12">JDK 1.6 como versión de la máquina virtual de Java,</text:p>
        </text:list-item>
      </text:list>
      <text:list xml:id="list699508375" text:style-name="L4">
        <text:list-item>
          <text:p text:style-name="P13">maven 2.1.0 como herramienta de compilación y empaquetado de la aplicación,</text:p>
        </text:list-item>
      </text:list>
      <text:list xml:id="list1956968874" text:style-name="L5">
        <text:list-item>
          <text:p text:style-name="P14">Eclipse como entorno de desarrollo integrado, con el plugin Q4E (ahora llamado IAM),</text:p>
        </text:list-item>
      </text:list>
      <text:list xml:id="list561521793" text:style-name="L6">
        <text:list-item>
          <text:p text:style-name="P15">Apache Tomcat 6.x como contenedor web donde desplegar la aplicación,</text:p>
        </text:list-item>
      </text:list>
      <text:list xml:id="list2098823960" text:style-name="L7">
        <text:list-item>
          <text:p text:style-name="P16">MySQL 5.1.31 como sistema gestor de bases que datos donde la aplicación almacenará la información.</text:p>
        </text:list-item>
      </text:list>
      <text:p text:style-name="Text_20_body">A lo largo del documento se darán algunas pautas de cómo utilizar este software para poder desarrollar TNTConcept.</text:p>
      <text:h text:style-name="Heading_20_2" text:outline-level="2"><text:soft-page-break/>1.3 Tecnologías empleadas</text:h>
      <text:p text:style-name="Text_20_body">TNTConcept es una aplicación web que utiliza, entre otras, las siguientes tecnologías:</text:p>
      <text:list xml:id="list1013104025" text:style-name="L8">
        <text:list-item>
          <text:p text:style-name="P17">Java Server Faces (JSF) con la librería Tomahawk como implementación del patrón MVC.</text:p>
        </text:list-item>
        <text:list-item>
          <text:p text:style-name="P17">Hibernate como ORM y motor de persistencia.</text:p>
        </text:list-item>
        <text:list-item>
          <text:p text:style-name="P17">Jasperreports como motor de generación de informes en PDF y en otros formatos.</text:p>
        </text:list-item>
        <text:list-item>
          <text:p text:style-name="P17">ACEGI como encargado de gestionar la seguridad de la aplicación.</text:p>
        </text:list-item>
        <text:list-item>
          <text:p text:style-name="P17">Spring como elemento de unión entre componentes.</text:p>
        </text:list-item>
        <text:list-item>
          <text:p text:style-name="P17">Javamail para permitir el envío de correos electrónicos.</text:p>
        </text:list-item>
        <text:list-item>
          <text:p text:style-name="P17">Junit como framework con el que poder generar casos de prueba.</text:p>
        </text:list-item>
        <text:list-item>
          <text:p text:style-name="P17">Log4j como librería de generación de trazas.</text:p>
        </text:list-item>
      </text:list>
      <text:h text:style-name="Heading_20_1" text:outline-level="1">2. Eclipse Galileo</text:h>
      <text:p text:style-name="Text_20_body">Se recomienda utilizar este entorno de desarrollo (IDE) como herramienta con la cual poder realizar cambios sobre TNTConcept. </text:p>
      <text:p text:style-name="Text_20_body">Sobre dicho entorno se deberán instalar los plugins de maven y de subversion, los cuales nos permitirán:</text:p>
      <text:list xml:id="list733608803" text:style-name="L13">
        <text:list-item>
          <text:p text:style-name="P18">poder sincronizar con el repositorio de subversion y </text:p>
        </text:list-item>
        <text:list-item>
          <text:p text:style-name="P18">que el propio IDE genere el classpath en base a las dependencias definidas en el pom.xml de nuestro proyecto. </text:p>
        </text:list-item>
      </text:list>
      <text:p text:style-name="Text_20_body">Hay un tutorial donde se explica cómo instalar Galileo con estos plugins desde cero: </text:p>
      <text:p text:style-name="Text_20_body"><text:a xlink:type="simple" xlink:href="http://adictosaltrabajo.com/tutoriales/tutoriales.php?pagina=galileo">http://adictosaltrabajo.com/tutoriales/tutoriales.php?pagina=galileo</text:a> </text:p>
      <text:h text:style-name="Heading_20_1" text:outline-level="1">4. MySQL</text:h>
      <text:p text:style-name="Text_20_body">Es necesario crear un esquema propio para TNTConcept y además es muy recomendable crear un usuario específico con todos los privilegios sobre ese esquema. </text:p>
      <text:p text:style-name="Text_20_body">Para ello utilizaremos el MySQL Administrator (<text:a xlink:type="simple" xlink:href="http://dev.mysql.com/downloads/gui-tools/5.0.html">http://dev.mysql.com/downloads/gui-tools/5.0.html</text:a>), al que accederemos como root. El esquema lo crearemos en el apartado 'Catalogs' especificando un nombre (por ejemplo, tntconcept) que permita identificar qué aplicación es la que hace uso de él. </text:p>
      <text:p text:style-name="Text_20_body"><text:soft-page-break/>Una vez creado el esquema se recomienda crear un usuario. Para ello entraremos en el apartado 'User administration', crearemos un usuario (por ejemplo, tntconcept) y le asignaremos una contraseña. Para asignarle permisos sobre el esquema creado con anterioridad: </text:p>
      <text:list xml:id="list1704728521" text:style-name="L14">
        <text:list-item>
          <text:p text:style-name="P19">Pincharemos sobre la pestaña 'Schema privileges' </text:p>
        </text:list-item>
      </text:list>
      <text:list xml:id="list290628100" text:style-name="L15">
        <text:list-item>
          <text:p text:style-name="P20">Seleccionaremos el esquema creado anteriormente. Veremos que la columna de la izquierda (llamada 'Assigned privileges') aparece vacía mientras que la columna de la derecha (llamada 'Available privileges') aparece llena. </text:p>
        </text:list-item>
      </text:list>
      <text:list xml:id="list1853857349" text:style-name="L16">
        <text:list-item>
          <text:p text:style-name="P21">Seleccionaremos los privilegios de la columna de la derecha y los moveremos a la columna de la izquierda utilizando los botones que aparecen entre medias de ambas columnas. </text:p>
        </text:list-item>
      </text:list>
      <text:list xml:id="list585424247" text:style-name="L17">
        <text:list-item>
          <text:p text:style-name="P22">Tras ello pulsaremos sobre el botón 'Aplicar' </text:p>
        </text:list-item>
      </text:list>
      <text:p text:style-name="Text_20_body"><text:line-break/>Una vez realizados estos pasos tendremos tanto el esquema de base de datos como el usuario con el que poder trabajar sobre esa base de datos. Necesitaremos todos estos datos para configurar, en tomcat, la conexión con la base de datos.</text:p>
      <text:h text:style-name="Heading_20_1" text:outline-level="1">5. Apache Tomcat</text:h>
      <text:p text:style-name="Text_20_body">Para configurar tomcat es necesario hacer lo siguiente: </text:p>
      <text:list xml:id="list100442702" text:style-name="L18">
        <text:list-item>
          <text:p text:style-name="P23">Configurar la conexión contra la base de datos en el server.xml. Para ello es necesario utilizar el esquema, el usuario y la contraseña especificados en el apartado anterior. </text:p>
        </text:list-item>
      </text:list>
      <text:list xml:id="list863539899" text:style-name="L19">
        <text:list-item>
          <text:p text:style-name="P24">Indicar cuál va a ser el directorio de configuración de TNTConcept en el fichero server.xml </text:p>
        </text:list-item>
      </text:list>
      <text:list xml:id="list1465789994" text:style-name="L20">
        <text:list-item>
          <text:p text:style-name="P25">Instalar el jar con el conector de la base de datos mysql </text:p>
        </text:list-item>
      </text:list>
      <text:p text:style-name="Text_20_body"><text:line-break/>El cómo hacer todo esto viene explicado en la guía de instalación de TNTConcept mencionada en el apartado 1.1.</text:p>
      <text:h text:style-name="Heading_20_1" text:outline-level="1">6. Versionado y cambios sobre la base de datos</text:h>
      <text:p text:style-name="Text_20_body">El sistema de versionado de TNTConcept se basa en que los cambios que impliquen modificaciones en base de datos suponen un incremento en el número de versión mientras que los cambios que no afecten a la base de datos suponen un incremento de revisión. Pongamos ejemplos:</text:p>
      <text:list xml:id="list245224701" text:style-name="L21">
        <text:list-item>
          <text:p text:style-name="P26">En su momento se liberó la versión 0.15.0. Si sobre esa versión se hiciesen cambios que afectasen a la estructura de la base de datos (nuevas tablas, nuevas relaciones, eliminación de las mismas, etc) habría que incrementar el número de versión y generar la versión 0.16.0.</text:p>
        </text:list-item>
        <text:list-item>
          <text:p text:style-name="P26">Si sobre esa versión 0.16.0 se hacen cambios que no afectan a la base de datos habría que incrementar el número de revisión. De este modo se generaría la versión 0.16.1.</text:p>
        </text:list-item>
        <text:list-item>
          <text:p text:style-name="P26"><text:soft-page-break/>Si sobre esta versión 0.16.1 se volviesen a realizar cambios que no afectan a la estructura de base de datos se generaría una versión 0.16.2.</text:p>
        </text:list-item>
        <text:list-item>
          <text:p text:style-name="P26">Si los cambios a realizar sobre la versión 0.16.2 implican cambios en la base de datos se debe generar una versión 0.17.0.</text:p>
        </text:list-item>
      </text:list>
      <text:p text:style-name="Text_20_body"/>
      <text:p text:style-name="Text_20_body">TNTConcept dispone de un componente encargado de realizar las tareas de migración cuando se ha generado una nueva versión que implica cambios en base de datos. El funcionamiento de dicho componente está explicado en el apartado 5 del documento de instalación de TNTConcept.</text:p>
      <text:p text:style-name="Text_20_body">Si quisiéramos realizar cambios en TNTConcept que implicasen cambios en base de datos deberíamos hacer lo siguiente:</text:p>
      <text:list xml:id="list1115625041" text:style-name="L22">
        <text:list-item>
          <text:p text:style-name="P27">Crear un fichero de script llamado 'upgrade.sql'</text:p>
        </text:list-item>
        <text:list-item>
          <text:p text:style-name="P27">Dentro de este script añadir todas las sentencias SQL que se encarguen de modificar la base de datos.</text:p>
        </text:list-item>
        <text:list-item>
          <text:p text:style-name="P27">Al final del fichero incrementar el número de versión de TNTConcept.</text:p>
        </text:list-item>
      </text:list>
      <text:p text:style-name="Text_20_body"/>
      <text:p text:style-name="Text_20_body">Por ejemplo, si nos encontrásemos desarrollando la versión 0.15.2 y quisiéramos hacer cambios que implicasen modificaciones sobre la base de datos (con lo cual la versión que contendría los cambios sería la 0.16.0) deberíamos:</text:p>
      <text:list xml:id="list1641255964" text:continue-numbering="true" text:style-name="L22">
        <text:list-item>
          <text:p text:style-name="P27">Crear un fichero llamado 'upgrade.sql' en la siguiente ruta:</text:p>
        </text:list-item>
      </text:list>
      <text:p text:style-name="P6"><text:tab/>tntconcept-parent/tntconcept-core/src/main/resources/com/autentia/tnt/sql/mysql/<text:span text:style-name="T6">0.15</text:span></text:p>
      <text:list xml:id="list1275536057" text:style-name="L23">
        <text:list-item>
          <text:p text:style-name="P28">Añadir en el nuevo fichero todas las sentencias SQL que necesitemos para modificar la base de datos y dejarla en el estado que deseemos.</text:p>
        </text:list-item>
        <text:list-item>
          <text:p text:style-name="P28">Tras añadir todas las consultas deberemos insertar la siguiente sentencia:</text:p>
          <text:p text:style-name="P29"><text:span text:style-name="T1">update</text:span><text:span text:style-name="T2"> </text:span><text:span text:style-name="T3">Version</text:span><text:span text:style-name="T2"> </text:span><text:span text:style-name="T1">set</text:span><text:span text:style-name="T2"> </text:span><text:span text:style-name="T3">version=</text:span><text:span text:style-name="T4">'0.16'</text:span><text:span text:style-name="T3">;</text:span></text:p>
        </text:list-item>
      </text:list>
      <text:p text:style-name="P7"/>
      <text:p text:style-name="P7">De este modo al rearrancar TNTConcept el componente encargado de realizar la migración lanzará los scripts de base de datos y actualizará el número de ver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4cm"/>
      </text:list-level-style-number>
      <text:list-level-style-number text:level="2" text:style-name="Numbering_20_Symbols" style:num-suffix="." style:num-format="1" text:display-levels="2">
        <style:list-level-properties text:min-label-distance="0.4cm"/>
      </text:list-level-style-number>
      <text:list-level-style-number text:level="3" text:style-name="Numbering_20_Symbols" style:num-suffix="." style:num-format="1" text:display-levels="3">
        <style:list-level-properties text:min-label-distance="0.4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9"><draw:image xlink:href="Pictures/10000000000000AA0000002FE16D6B44.gif" xlink:type="simple" xlink:show="embed" xlink:actuate="onLoad"/></draw:frame><draw:frame draw:style-name="Mfr1" draw:name="graphics2" text:anchor-type="paragraph" svg:x="11.25cm" svg:y="0.39cm" svg:width="5.75cm" svg:height="0.621cm" draw:z-index="14"><draw:image xlink:href="Pictures/10000000000002F90000005261C9D57D.png" xlink:type="simple" xlink:show="embed" xlink:actuate="onLoad"/></draw:frame></text:p>
        <text:p text:style-name="Header"/>
      </style:header>
      <style:footer>
        <text:p text:style-name="MP1"><draw:frame draw:style-name="Mfr2" draw:name="Frame1" text:anchor-type="paragraph" svg:x="15.341cm" svg:y="0.011cm" svg:width="1.614cm" draw:z-index="4"><draw:text-box fo:min-height="0.252cm"><text:p text:style-name="MP2"><text:page-number text:select-page="current">5</text:page-number>/<text:page-count>5</text:page-count></text:p></draw:text-box></draw:frame><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ose Carlos Lopez</meta:initial-creator>
    <meta:creation-date>2007-02-26T13:32:39</meta:creation-date>
    <dc:date>2010-05-06T10:04:26</dc:date>
    <meta:editing-cycles>251</meta:editing-cycles>
    <meta:editing-duration>PT21H47M11S</meta:editing-duration>
    <dc:creator>Alejandro Pérez García</dc:creator>
    <meta:document-statistic meta:table-count="0" meta:image-count="3" meta:object-count="0" meta:page-count="5" meta:paragraph-count="78" meta:word-count="1132" meta:character-count="7165"/>
    <meta:user-defined meta:name="Info 1"/>
    <meta:user-defined meta:name="Info 2"/>
    <meta:user-defined meta:name="Info 3"/>
    <meta:user-defined meta:name="Info 4"/>
  </office:meta>
</office:document-meta>
</file>